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90000014BB78A0CB699512A3C.png" manifest:media-type="image/png"/>
  <manifest:file-entry manifest:full-path="Pictures/100002010000051A000000D1362D8DA3EBDAB0BD.png" manifest:media-type="image/png"/>
  <manifest:file-entry manifest:full-path="Pictures/10000201000001B7000002822D442C84FED0F6EE.png" manifest:media-type="image/png"/>
  <manifest:file-entry manifest:full-path="Pictures/100002010000050A000001593D39782FB6C0B42B.png" manifest:media-type="image/png"/>
  <manifest:file-entry manifest:full-path="Pictures/100002010000050D0000017D5EB40F8096464A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0f47" officeooo:paragraph-rsid="000b0f4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blabhomework 1</text:p>
      <text:p text:style-name="P1">p18-0145:</text:p>
      <text:p text:style-name="P1"/>
      <text:p text:style-name="P1"/>
      <text:p text:style-name="P1"><draw:frame draw:style-name="fr1" draw:name="Image1" text:anchor-type="paragraph" svg:width="4.5728in" svg:height="6.6874in" draw:z-index="0"><draw:image xlink:href="Pictures/10000201000001B7000002822D442C84FED0F6E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2" text:anchor-type="paragraph" svg:width="6.9252in" svg:height="2.0402in" draw:z-index="1"><draw:image xlink:href="Pictures/100002010000050D0000017D5EB40F8096464AEC.png" xlink:type="simple" xlink:show="embed" xlink:actuate="onLoad" loext:mime-type="image/png"/></draw:frame></text:p>
      <text:p text:style-name="P1"/>
      <text:p text:style-name="P1"/>
      <text:p text:style-name="P1"><draw:frame draw:style-name="fr2" draw:name="Image3" text:anchor-type="paragraph" svg:width="6.9252in" svg:height="1.8516in" draw:z-index="2"><draw:image xlink:href="Pictures/100002010000050A000001593D39782FB6C0B42B.png" xlink:type="simple" xlink:show="embed" xlink:actuate="onLoad" loext:mime-type="image/png"/></draw:frame></text:p>
      <text:p text:style-name="P1"/>
      <text:p text:style-name="P1"/>
      <text:p text:style-name="P1"><draw:frame draw:style-name="fr2" draw:name="Image4" text:anchor-type="paragraph" svg:width="6.9252in" svg:height="1.1075in" draw:z-index="3"><draw:image xlink:href="Pictures/100002010000051A000000D1362D8DA3EBDAB0B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width="6.9252in" svg:height="1.778in" draw:z-index="4"><draw:image xlink:href="Pictures/10000201000005090000014BB78A0CB699512A3C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30T07:38:19.651770044</meta:creation-date>
    <dc:date>2022-05-30T07:47:48.350536953</dc:date>
    <meta:editing-duration>PT9M29S</meta:editing-duration>
    <meta:editing-cycles>1</meta:editing-cycles>
    <meta:generator>LibreOffice/6.0.7.3$Linux_X86_64 LibreOffice_project/00m0$Build-3</meta:generator>
    <meta:document-statistic meta:table-count="0" meta:image-count="5" meta:object-count="0" meta:page-count="3" meta:paragraph-count="2" meta:word-count="3" meta:character-count="24" meta:non-whitespace-character-count="23"/>
  </office:meta>
</office:document-meta>
</file>